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neMerge.setException( Throwable 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AbortedException.MergeAbort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Exception.get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Merge.OneMerge( SegmentInfos segments , boolean useCompound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neMerge.ge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Specification.segString( Directory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neMerge.isAb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Exception.Merg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Merge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neMerge.segString( Directory di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neMerge.checkAborted( Directory di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Policy.findMergesToExpungeDeletes( SegmentInfos segmentInfos , Index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Exception.MergeException( String message , Directory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Exception.MergeException( Throwable ex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Exception.MergeException( Throwable exc , Directory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AbortedException.MergeAborte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Specification.add( OneMerge mer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